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ractBindexInfo.getDocumen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ractBindexInfo.ExtractBindexInfo( URI repoFilename , String out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xtractBindexInfo.parseFilter( String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tractBindexInfo.get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ractBindexInfo.getRequir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tractBindexInfo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ractBindexInfo.get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ractBindexInfo.getCopy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ractBindexInfo.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ractBindexInfo.getLice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tractBindexInfo.getPresent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ractBindexInfo.getCapabilitie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ExtractBindexInfo.getSymbolic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